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984" officeooo:paragraph-rsid="00003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união 01 -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4:11:07.969646714</meta:creation-date>
    <dc:date>2025-03-27T14:11:30.707221780</dc:date>
    <meta:editing-duration>PT24S</meta:editing-duration>
    <meta:editing-cycles>1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1" meta:word-count="3" meta:character-count="12" meta:non-whitespace-character-count="10"/>
  </office:meta>
</office:document-meta>
</file>